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rupal.stackexchange.com/questions/254514/how-can-i-copy-block-placements-and-settings-between-themes" text:style-name="Internet_20_link" text:visited-style-name="Visited_20_Internet_20_Link">https://drupal.stackexchange.com/questions/254514/how-can-i-copy-block-placements-and-settings-between-themes</text:a></text:p>
      <text:p text:style-name="Standard"/>
      <text:p text:style-name="Standard">drush eval "module_load_install('prae_data');prae_data_update_8071();"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3:01:01.052369444</meta:creation-date>
    <dc:date>2020-12-08T13:19:27.791068469</dc:date>
    <meta:editing-duration>PT5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" meta:word-count="4" meta:character-count="179" meta:non-whitespace-character-count="177"/>
  </office:meta>
</office:document-meta>
</file>